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VAGRoundedStd1" svg:font-family="VAGRoundedStd"/>
    <style:font-face style:name="VAGRoundedStdBlack1" svg:font-family="VAGRoundedStdBlack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AGRoundedStd" svg:font-family="VAGRoundedStd" style:font-pitch="variable"/>
    <style:font-face style:name="VAGRoundedStdBlack" svg:font-family="VAGRoundedStd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ee6"/>
    </style:style>
    <style:style style:name="gr2" style:family="graphic" style:parent-style-name="standard">
      <style:graphic-properties draw:stroke="none" draw:fill="solid" draw:fill-color="#cb3a5e"/>
    </style:style>
    <style:style style:name="gr3" style:family="graphic" style:parent-style-name="standard">
      <style:graphic-properties draw:stroke="solid" svg:stroke-width="0.282cm" svg:stroke-color="#cb3a5e" draw:stroke-linejoin="miter" svg:stroke-linecap="butt" draw:fill="none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stroke-dash26" svg:stroke-width="0.282cm" svg:stroke-color="#cb3a5e" draw:stroke-linejoin="round" svg:stroke-linecap="round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282cm" svg:stroke-color="#cb3a5e" draw:stroke-linejoin="round" svg:stroke-linecap="round" draw:fill="none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529cm" svg:stroke-color="#cb3a5e" draw:stroke-linejoin="miter" svg:stroke-linecap="butt" draw:fill="none" fo:padding-top="0.264cm" fo:padding-bottom="0.264cm" fo:padding-left="0.264cm" fo:padding-right="0.26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44cm" svg:stroke-color="#cb3a5e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none" draw:fill="solid" draw:fill-color="#ffffff"/>
      <style:paragraph-properties style:writing-mode="lr-tb"/>
    </style:style>
    <style:style style:name="gr13" style:family="graphic" style:parent-style-name="standard">
      <style:graphic-properties draw:stroke="solid" svg:stroke-width="0.017cm" svg:stroke-color="#b2b1b1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b2b1b1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dash" draw:stroke-dash="stroke-dash48" svg:stroke-width="0.07cm" svg:stroke-color="#cb3a5e" draw:stroke-linejoin="miter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dash" draw:stroke-dash="stroke-dash39" svg:stroke-width="0.07cm" svg:stroke-color="#cb3a5e" draw:stroke-linejoin="miter" svg:stroke-linecap="butt" draw:fill="none" fo:padding-top="0.035cm" fo:padding-bottom="0.035cm" fo:padding-left="0.035cm" fo:padding-right="0.035cm"/>
    </style:style>
    <style:style style:name="gr18" style:family="graphic" style:parent-style-name="standard">
      <style:graphic-properties draw:stroke="solid" svg:stroke-width="0.07cm" svg:stroke-color="#cb3a5e" draw:stroke-linejoin="miter" svg:stroke-linecap="butt" draw:fill="none" fo:padding-top="0.035cm" fo:padding-bottom="0.035cm" fo:padding-left="0.035cm" fo:padding-right="0.035cm"/>
    </style:style>
    <style:style style:name="gr19" style:family="graphic" style:parent-style-name="standard">
      <style:graphic-properties draw:stroke="none" svg:stroke-color="#000000" draw:fill="none" draw:fill-color="#ffffff" fo:min-height="2.9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1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064cm"/>
      <style:paragraph-properties style:writing-mode="lr-tb"/>
    </style:style>
    <style:style style:name="gr23" style:family="graphic" style:parent-style-name="standard">
      <style:graphic-properties draw:stroke="solid" svg:stroke-width="0.021cm" svg:stroke-color="#ffffff" draw:stroke-linejoin="miter" svg:stroke-linecap="butt" draw:fill="none" fo:padding-top="0.01cm" fo:padding-bottom="0.01cm" fo:padding-left="0.01cm" fo:padding-right="0.0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cb3a5e" draw:stroke-linejoin="miter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dash" draw:stroke-dash="stroke-dash55" svg:stroke-width="0.07cm" svg:stroke-color="#cb3a5e" draw:stroke-linejoin="miter" svg:stroke-linecap="butt" draw:fill="none" fo:padding-top="0.035cm" fo:padding-bottom="0.035cm" fo:padding-left="0.035cm" fo:padding-right="0.035cm"/>
    </style:style>
    <style:style style:name="gr27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3.30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ee6"/>
    </style:style>
    <style:style style:name="P2" style:family="paragraph">
      <loext:graphic-properties draw:fill="solid" draw:fill-color="#cb3a5e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pt" style:font-size-asian="17pt" style:font-size-complex="17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ffffff" style:font-name="VAGRoundedStd1" fo:font-size="17pt" style:font-size-asian="17pt" style:font-name-complex="VAGRoundedStd1" style:font-size-complex="17pt"/>
    </style:style>
    <style:style style:name="T2" style:family="text">
      <style:text-properties fo:color="#fefdfd" style:font-name="VAGRoundedStd1" fo:font-size="15pt" fo:font-weight="bold" style:font-size-asian="15pt" style:font-name-complex="VAGRoundedStd1" style:font-size-complex="15pt" style:font-weight-complex="bold"/>
    </style:style>
    <style:style style:name="T3" style:family="text">
      <style:text-properties fo:color="#231f20" style:font-name="Arial" fo:font-size="11pt" style:font-size-asian="11pt" style:font-name-complex="Arial" style:font-size-complex="11pt"/>
    </style:style>
    <style:style style:name="T4" style:family="text">
      <style:text-properties fo:color="#cb3a5e" style:font-name="VAGRoundedStdBlack1" fo:font-size="16pt" style:font-size-asian="16pt" style:font-name-complex="VAGRoundedStdBlack1" style:font-size-complex="1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style:font-name="VAGRoundedStdBlack1" fo:font-size="13pt" style:font-size-asian="13pt" style:font-name-complex="VAGRoundedStdBlack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8cm" svg:height="30.7cm" svg:x="0cm" svg:y="-0.5cm" svg:viewBox="0 0 19801 30701" draw:points="0,30701 19801,30701 19801,0 0,0">
          <text:p/>
        </draw:polygon>
        <draw:polygon draw:style-name="gr2" draw:text-style-name="P2" draw:layer="layout" svg:width="21.5cm" svg:height="2cm" svg:x="0cm" svg:y="-0.5cm" svg:viewBox="0 0 21501 2001" draw:points="0,2001 21501,2001 21501,0 0,0">
          <text:p/>
        </draw:polygon>
        <draw:line draw:style-name="gr3" draw:text-style-name="P3" draw:layer="layout" svg:x1="1.841cm" svg:y1="2.598cm" svg:x2="18.548cm" svg:y2="2.598cm">
          <text:p/>
        </draw:line>
        <draw:line draw:style-name="gr4" draw:text-style-name="P3" draw:layer="layout" svg:x1="2.676cm" svg:y1="2.598cm" svg:x2="18.131cm" svg:y2="2.598cm">
          <text:p/>
        </draw:line>
        <draw:path draw:style-name="gr5" draw:text-style-name="P3" draw:layer="layout" svg:width="16.706cm" svg:height="0cm" svg:x="1.841cm" svg:y="2.598cm" svg:viewBox="0 0 16707 0" svg:d="M0 0M16707 0">
          <text:p/>
        </draw:path>
        <draw:line draw:style-name="gr3" draw:text-style-name="P3" draw:layer="layout" svg:x1="1.841cm" svg:y1="3.121cm" svg:x2="18.548cm" svg:y2="3.121cm">
          <text:p/>
        </draw:line>
        <draw:line draw:style-name="gr4" draw:text-style-name="P3" draw:layer="layout" svg:x1="2.676cm" svg:y1="3.121cm" svg:x2="18.131cm" svg:y2="3.121cm">
          <text:p/>
        </draw:line>
        <draw:path draw:style-name="gr5" draw:text-style-name="P3" draw:layer="layout" svg:width="16.706cm" svg:height="0cm" svg:x="1.841cm" svg:y="3.121cm" svg:viewBox="0 0 16707 0" svg:d="M0 0M16707 0">
          <text:p/>
        </draw:path>
        <draw:line draw:style-name="gr6" draw:text-style-name="P3" draw:layer="layout" svg:x1="1.7cm" svg:y1="2.876cm" svg:x2="18.7cm" svg:y2="2.876cm">
          <text:p/>
        </draw:line>
        <draw:frame draw:style-name="gr7" draw:text-style-name="P5" draw:layer="layout" svg:width="0.599cm" svg:height="0.7cm" svg:x="19.126cm" svg:y="0.424cm">
          <draw:text-box>
            <text:p text:style-name="P4"><text:span text:style-name="T1"><text:s/></text:span></text:p>
          </draw:text-box>
        </draw:frame>
        <draw:path draw:style-name="gr8" draw:text-style-name="P6" draw:layer="layout" svg:width="17.065cm" svg:height="2.501cm" svg:x="1.717cm" svg:y="3.556cm" svg:viewBox="0 0 17066 2502" svg:d="M200 0c0 0-200 0-200 296v1911c0 0 0 295 200 295h16666c0 0 200 0 200-295v-1911c0 0 0-296-200-296z">
          <text:p/>
        </draw:path>
        <draw:frame draw:style-name="gr9" draw:text-style-name="P7" draw:layer="layout" svg:width="11.093cm" svg:height="0.615cm" svg:x="1.7cm" svg:y="2.562cm">
          <draw:text-box>
            <text:p text:style-name="P4"><text:span text:style-name="T2"><text:s/></text:span><text:span text:style-name="T2">Eindopdracht thema 5 – Presentatie </text:span></text:p>
          </draw:text-box>
        </draw:frame>
        <draw:frame draw:style-name="gr10" draw:text-style-name="P8" draw:layer="layout" svg:width="15.043cm" svg:height="0.433cm" svg:x="2.207cm" svg:y="3.815cm">
          <draw:text-box>
            <text:p text:style-name="P4"><text:span text:style-name="T3">Verbeter de wereld, maar begin bij jezelf. Wereldproblematiek lijkt vaak iets waar je als </text:span></text:p>
          </draw:text-box>
        </draw:frame>
        <draw:frame draw:style-name="gr10" draw:text-style-name="P8" draw:layer="layout" svg:width="16.165cm" svg:height="0.433cm" svg:x="2.207cm" svg:y="4.344cm">
          <draw:text-box>
            <text:p text:style-name="P4"><text:span text:style-name="T3">enkeling weinig aan kan doen. Toch kan je vaak wel iets kleins doen. Je gaat een presentatie </text:span></text:p>
          </draw:text-box>
        </draw:frame>
        <draw:frame draw:style-name="gr10" draw:text-style-name="P8" draw:layer="layout" svg:width="15.83cm" svg:height="0.433cm" svg:x="2.207cm" svg:y="4.874cm">
          <draw:text-box>
            <text:p text:style-name="P4"><text:span text:style-name="T3">voorbereiden waarin je een plan presenteert om het probleem van eindopdracht 6 onder de </text:span></text:p>
          </draw:text-box>
        </draw:frame>
        <draw:path draw:style-name="gr11" draw:text-style-name="P3" draw:layer="layout" svg:width="17.07cm" svg:height="2.566cm" svg:x="1.717cm" svg:y="3.538cm" svg:viewBox="0 0 17071 2567" svg:d="M200 0c0 0-200 0-200 303v1961c0 0 0 303 200 303h16671c0 0 200 0 200-303v-1961c0 0 0-303-200-303z">
          <text:p/>
        </draw:path>
        <draw:path draw:style-name="gr12" draw:text-style-name="P6" draw:layer="layout" svg:width="17.099cm" svg:height="20.54cm" svg:x="1.696cm" svg:y="6.604cm" svg:viewBox="0 0 17100 20541" svg:d="M199 0c0 0-199 0-199 200v20141c0 0 0 200 199 200h16702c0 0 199 0 199-200v-20141c0 0 0-200-199-200z">
          <text:p/>
        </draw:path>
        <draw:line draw:style-name="gr13" draw:text-style-name="P3" draw:layer="layout" svg:x1="2.685cm" svg:y1="9.879cm" svg:x2="18.314cm" svg:y2="9.879cm">
          <text:p/>
        </draw:line>
        <draw:line draw:style-name="gr14" draw:text-style-name="P3" draw:layer="layout" svg:x1="2.685cm" svg:y1="10.937cm" svg:x2="18.314cm" svg:y2="10.937cm">
          <text:p/>
        </draw:line>
        <draw:line draw:style-name="gr13" draw:text-style-name="P3" draw:layer="layout" svg:x1="2.685cm" svg:y1="11.995cm" svg:x2="18.314cm" svg:y2="11.995cm">
          <text:p/>
        </draw:line>
        <draw:line draw:style-name="gr13" draw:text-style-name="P3" draw:layer="layout" svg:x1="2.685cm" svg:y1="14.112cm" svg:x2="18.314cm" svg:y2="14.112cm">
          <text:p/>
        </draw:line>
        <draw:line draw:style-name="gr13" draw:text-style-name="P3" draw:layer="layout" svg:x1="2.685cm" svg:y1="17.287cm" svg:x2="18.314cm" svg:y2="17.287cm">
          <text:p/>
        </draw:line>
        <draw:line draw:style-name="gr13" draw:text-style-name="P3" draw:layer="layout" svg:x1="2.685cm" svg:y1="18.345cm" svg:x2="18.314cm" svg:y2="18.345cm">
          <text:p/>
        </draw:line>
        <draw:line draw:style-name="gr13" draw:text-style-name="P3" draw:layer="layout" svg:x1="2.685cm" svg:y1="19.404cm" svg:x2="18.314cm" svg:y2="19.404cm">
          <text:p/>
        </draw:line>
        <draw:line draw:style-name="gr13" draw:text-style-name="P3" draw:layer="layout" svg:x1="2.685cm" svg:y1="20.462cm" svg:x2="18.314cm" svg:y2="20.462cm">
          <text:p/>
        </draw:line>
        <draw:line draw:style-name="gr13" draw:text-style-name="P3" draw:layer="layout" svg:x1="3.116cm" svg:y1="23.108cm" svg:x2="18.314cm" svg:y2="23.108cm">
          <text:p/>
        </draw:line>
        <draw:line draw:style-name="gr13" draw:text-style-name="P3" draw:layer="layout" svg:x1="2.685cm" svg:y1="24.166cm" svg:x2="18.314cm" svg:y2="24.166cm">
          <text:p/>
        </draw:line>
        <draw:line draw:style-name="gr13" draw:text-style-name="P3" draw:layer="layout" svg:x1="3.116cm" svg:y1="25.225cm" svg:x2="18.314cm" svg:y2="25.225cm">
          <text:p/>
        </draw:line>
        <draw:line draw:style-name="gr13" draw:text-style-name="P3" draw:layer="layout" svg:x1="2.685cm" svg:y1="26.283cm" svg:x2="18.314cm" svg:y2="26.283cm">
          <text:p/>
        </draw:line>
        <draw:frame draw:style-name="gr10" draw:text-style-name="P8" draw:layer="layout" svg:width="14.383cm" svg:height="0.433cm" svg:x="2.207cm" svg:y="5.403cm">
          <draw:text-box>
            <text:p text:style-name="P4"><text:span text:style-name="T3">aandacht te brengen of een bijdrage te leveren aan het oplossen van het probleem.</text:span></text:p>
          </draw:text-box>
        </draw:frame>
        <draw:frame draw:style-name="gr15" draw:text-style-name="P9" draw:layer="layout" svg:width="3.554cm" svg:height="0.653cm" svg:x="2.186cm" svg:y="6.71cm">
          <draw:text-box>
            <text:p text:style-name="P4"><text:span text:style-name="T4">Stappenplan</text:span></text:p>
          </draw:text-box>
        </draw:frame>
        <draw:frame draw:style-name="gr10" draw:text-style-name="P8" draw:layer="layout" svg:width="10.971cm" svg:height="0.433cm" svg:x="2.178cm" svg:y="7.94cm">
          <draw:text-box>
            <text:p text:style-name="P4"><text:span text:style-name="T3">1. <text:s/>Welk mondiaal probleem heb je gekozen bij eindopdracht 6?</text:span></text:p>
          </draw:text-box>
        </draw:frame>
        <draw:frame draw:style-name="gr10" draw:text-style-name="P8" draw:layer="layout" svg:width="15.018cm" svg:height="0.433cm" svg:x="2.672cm" svg:y="8.463cm">
          <draw:text-box>
            <text:p text:style-name="P4"><text:span text:style-name="T3">Leg uit wat je zelf zou kunnen doen om het probleem onder de aandacht te brengen of </text:span></text:p>
          </draw:text-box>
        </draw:frame>
        <draw:frame draw:style-name="gr10" draw:text-style-name="P8" draw:layer="layout" svg:width="10.264cm" svg:height="0.433cm" svg:x="2.672cm" svg:y="8.928cm">
          <draw:text-box>
            <text:p text:style-name="P4"><text:span text:style-name="T3">een bijdrage te leveren aan het oplossen van het probleem.</text:span></text:p>
          </draw:text-box>
        </draw:frame>
        <draw:frame draw:style-name="gr10" draw:text-style-name="P8" draw:layer="layout" svg:width="5.937cm" svg:height="0.433cm" svg:x="2.186cm" svg:y="12.703cm">
          <draw:text-box>
            <text:p text:style-name="P4"><text:span text:style-name="T3">2. <text:s/>Bedenk een naam voor je plan.</text:span></text:p>
          </draw:text-box>
        </draw:frame>
        <draw:frame draw:style-name="gr10" draw:text-style-name="P8" draw:layer="layout" svg:width="15.246cm" svg:height="0.433cm" svg:x="2.186cm" svg:y="14.819cm">
          <draw:text-box>
            <text:p text:style-name="P4"><text:span text:style-name="T3">3. <text:s/>Leg uit wat je wilt bereiken met dit plan en op welke doelgroep jij je richt met het plan.</text:span></text:p>
          </draw:text-box>
        </draw:frame>
        <draw:frame draw:style-name="gr10" draw:text-style-name="P8" draw:layer="layout" svg:width="12.85cm" svg:height="0.433cm" svg:x="2.685cm" svg:y="15.348cm">
          <draw:text-box>
            <text:p text:style-name="P4"><text:span text:style-name="T3"><text:s/></text:span><text:span text:style-name="T3">Leg zo duidelijk mogelijk uit hoe je anderen gaat mobiliseren voor je plan. </text:span></text:p>
          </draw:text-box>
        </draw:frame>
        <draw:frame draw:style-name="gr10" draw:text-style-name="P8" draw:layer="layout" svg:width="12.456cm" svg:height="0.433cm" svg:x="2.186cm" svg:y="21.169cm">
          <draw:text-box>
            <text:p text:style-name="P4"><text:span text:style-name="T3">4. <text:s/>Benoem drie argument voor jouw plan. Deze punten moeten mensen</text:span></text:p>
          </draw:text-box>
        </draw:frame>
        <draw:frame draw:style-name="gr10" draw:text-style-name="P8" draw:layer="layout" svg:width="7.364cm" svg:height="0.433cm" svg:x="2.672cm" svg:y="21.693cm">
          <draw:text-box>
            <text:p text:style-name="P4"><text:span text:style-name="T3">overtuigen om jouw plan te ondersteunen. </text:span></text:p>
          </draw:text-box>
        </draw:frame>
        <draw:frame draw:style-name="gr10" draw:text-style-name="P8" draw:layer="layout" svg:width="0.387cm" svg:height="0.433cm" svg:x="2.672cm" svg:y="22.751cm">
          <draw:text-box>
            <text:p text:style-name="P4"><text:span text:style-name="T3">1.</text:span></text:p>
          </draw:text-box>
        </draw:frame>
        <draw:line draw:style-name="gr16" draw:text-style-name="P3" draw:layer="layout" svg:x1="1.735cm" svg:y1="6.894cm" svg:x2="1.735cm" svg:y2="26.61cm">
          <text:p/>
        </draw:line>
        <draw:line draw:style-name="gr17" draw:text-style-name="P3" draw:layer="layout" svg:x1="2.148cm" svg:y1="26.952cm" svg:x2="18.422cm" svg:y2="26.952cm">
          <text:p/>
        </draw:line>
        <draw:line draw:style-name="gr16" draw:text-style-name="P3" draw:layer="layout" svg:x1="18.764cm" svg:y1="26.54cm" svg:x2="18.764cm" svg:y2="6.824cm">
          <text:p/>
        </draw:line>
        <draw:line draw:style-name="gr17" draw:text-style-name="P3" draw:layer="layout" svg:x1="18.351cm" svg:y1="6.482cm" svg:x2="2.077cm" svg:y2="6.482cm">
          <text:p/>
        </draw:line>
        <draw:path draw:style-name="gr18" draw:text-style-name="P3" draw:layer="layout" svg:width="17.029cm" svg:height="20.47cm" svg:x="1.735cm" svg:y="6.482cm" svg:viewBox="0 0 17030 20471" svg:d="M17 84c-11 21-17 48-17 81v106M0 20200v106c0 8 1 44 18 80M84 20454c21 10 47 17 80 17h107M16759 20471h106c8 0 44-2 81-19M17013 20387c11-21 17-48 17-81v-106M17030 271v-106c0-8-1-44-18-80M16946 17c-21-10-47-17-81-17h-106M271 0h-107 1c-8 0-44 2-81 19">
          <text:p/>
        </draw:path>
        <draw:frame draw:style-name="gr10" draw:text-style-name="P8" draw:layer="layout" svg:width="0.387cm" svg:height="0.433cm" svg:x="2.685cm" svg:y="24.873cm">
          <draw:text-box>
            <text:p text:style-name="P4"><text:span text:style-name="T3">2.</text:span></text:p>
          </draw:text-box>
        </draw:frame>
        <draw:frame draw:style-name="gr7" draw:text-style-name="P5" draw:layer="layout" svg:width="2.834cm" svg:height="0.7cm" svg:x="1.7cm" svg:y="0.424cm">
          <draw:text-box>
            <text:p text:style-name="P4"><text:span text:style-name="T1">Thema 5 </text:span></text:p>
          </draw:text-box>
        </draw:frame>
        <draw:frame draw:style-name="gr7" draw:text-style-name="P5" draw:layer="layout" svg:width="6.657cm" svg:height="0.7cm" svg:x="4.697cm" svg:y="0.424cm">
          <draw:text-box>
            <text:p text:style-name="P4"><text:span text:style-name="T1">Media en consumeren</text:span></text:p>
          </draw:text-box>
        </draw:frame>
        <draw:frame draw:style-name="gr19" draw:text-style-name="P11" draw:layer="layout" svg:width="13.716cm" svg:height="2.921cm" svg:x="3.302cm" svg:y="9.525cm">
          <draw:text-box>
            <text:p text:style-name="P10"><text:span text:style-name="T5">Voor mijn onderwerp heb ik corruptie gekozen dit is een wereld wereld probleem</text:span></text:p>
            <text:p text:style-name="P10"><text:span text:style-name="T5">Omdat het geld weg neemd van de echte bestemming. Of mensen invloed kopen met geld eg narco’s . ik wil politie targeten omdat deze veel invloed hebben op de handhaving van de samin</text:span></text:p>
          </draw:text-box>
        </draw:frame>
        <draw:frame draw:style-name="gr20" draw:text-style-name="P12" draw:layer="layout" svg:width="13.462cm" svg:height="1.016cm" svg:x="2.794cm" svg:y="13.208cm">
          <draw:text-box>
            <text:p>anti korruption aktion</text:p>
          </draw:text-box>
        </draw:frame>
        <draw:frame draw:style-name="gr21" draw:text-style-name="P11" draw:layer="layout" svg:width="15.367cm" svg:height="4.191cm" svg:x="2.921cm" svg:y="16.383cm">
          <draw:text-box>
            <text:p text:style-name="P10"><text:span text:style-name="T5">Ik wil mijn richten op die poltie sinds dit een redelijk makkelijk te bereiken is via sociale media.</text:span></text:p>
            <text:p text:style-name="P10"><text:span text:style-name="T5">Mijn plan is propaganda achtige memes te maken die het innerlijke patriot oproept om geen steek penningen aan te nemen. </text:span></text:p>
          </draw:text-box>
        </draw:frame>
        <draw:frame draw:style-name="gr22" draw:text-style-name="P12" draw:layer="layout" svg:width="15.113cm" svg:height="4.064cm" svg:x="2.921cm" svg:y="22.479cm">
          <draw:text-box>
            <text:p>Economie limiteerd de groei van de economie</text:p>
            <text:p>De vertrouwen in de overheid daalt</text:p>
          </draw:text-box>
        </draw:frame>
      </draw:page>
      <draw:page draw:name="page2" draw:style-name="dp1" draw:master-page-name="master-page3">
        <draw:polygon draw:style-name="gr1" draw:text-style-name="P1" draw:layer="layout" svg:width="19.799cm" svg:height="30.7cm" svg:x="1.2cm" svg:y="-0.5cm" svg:viewBox="0 0 19800 30701" draw:points="0,30701 19800,30701 19800,0 0,0">
          <text:p/>
        </draw:polygon>
        <draw:polygon draw:style-name="gr2" draw:text-style-name="P2" draw:layer="layout" svg:width="21.498cm" svg:height="2cm" svg:x="-0.5cm" svg:y="-0.5cm" svg:viewBox="0 0 21499 2001" draw:points="0,2001 21499,2001 21499,0 0,0">
          <text:p/>
        </draw:polygon>
        <draw:path draw:style-name="gr23" draw:text-style-name="P3" draw:layer="layout" svg:width="0.264cm" svg:height="0.431cm" svg:x="1.701cm" svg:y="0.553cm" svg:viewBox="0 0 265 432" svg:d="M106 404c0 17 10 28 27 28 16 0 26-11 26-28v-354h80c15 0 26-8 26-25s-11-25-26-25h-213c-15 0-26 8-26 25s11 25 26 25h80z">
          <text:p/>
        </draw:path>
        <draw:path draw:style-name="gr23" draw:text-style-name="P3" draw:layer="layout" svg:width="0.253cm" svg:height="0.467cm" svg:x="2.025cm" svg:y="0.517cm" svg:viewBox="0 0 254 468" svg:d="M201 440c0 17 10 28 26 28s27-11 27-28v-177c0-91-62-122-111-122-33 0-66 12-89 43l-2-1v-154c0-18-10-29-26-29s-26 11-26 29v411c0 17 10 28 26 28s26-11 26-28v-174c0-56 39-79 75-79 35 0 74 23 74 79z">
          <text:p/>
        </draw:path>
        <draw:path draw:style-name="gr23" draw:text-style-name="P3" draw:layer="layout" svg:width="0.281cm" svg:height="0.326cm" svg:x="2.352cm" svg:y="0.658cm" svg:viewBox="0 0 282 327" svg:d="M252 184c23 0 30-9 30-29 0-77-51-155-138-155-89 0-144 77-144 164 0 84 45 163 147 163 63 0 128-40 128-65 0-15-10-24-19-24-20 0-38 43-108 43-59 0-94-42-94-97zM54 144c2-49 25-101 90-99 58 0 85 53 85 99z">
          <text:p/>
        </draw:path>
        <draw:path draw:style-name="gr23" draw:text-style-name="P3" draw:layer="layout" svg:width="0.431cm" svg:height="0.326cm" svg:x="2.707cm" svg:y="0.658cm" svg:viewBox="0 0 432 327" svg:d="M190 299c0 17 10 28 26 28 17 0 27-11 27-28v-180c0-45 25-74 67-74 44 0 69 29 69 74v180c0 17 10 28 26 28s27-11 27-28v-178c0-90-62-121-111-121-47 0-75 20-98 54-24-41-56-54-88-54-49 0-68 23-81 39l-1-1v-10c0-17-10-28-27-28-16 0-26 11-26 28v271c0 17 10 28 26 28 17 0 27-11 27-28v-180c0-45 25-74 69-74 43 0 68 29 68 74z">
          <text:p/>
        </draw:path>
        <draw:path draw:style-name="gr23" draw:text-style-name="P3" draw:layer="layout" svg:width="0.278cm" svg:height="0.326cm" svg:x="3.217cm" svg:y="0.658cm" svg:viewBox="0 0 279 327" svg:d="M279 26c0-19-14-26-25-26s-25 7-25 26v16h-1c-25-27-51-42-87-42-90 0-141 78-141 164 0 84 51 163 141 163 34 0 64-16 87-48h1v22c0 19 14 26 25 26s25-7 25-26zM53 164c0-55 23-119 88-119 64 0 87 64 87 119 0 54-23 117-87 117-65 0-88-63-88-117z">
          <text:p/>
        </draw:path>
        <draw:path draw:style-name="gr23" draw:text-style-name="P3" draw:layer="layout" svg:width="0.259cm" svg:height="0.431cm" svg:x="3.754cm" svg:y="0.553cm" svg:viewBox="0 0 260 432" svg:d="M110 46h122c14 0 24-10 24-23 0-12-10-23-24-23h-148c-13 0-18 3-20 14l-22 151c-2 13-4 28-4 35 0 8 5 16 18 16 15 0 33-16 72-16 52 0 74 40 74 90s-30 93-81 93c-61 0-80-45-102-45-13 0-19 12-19 23 0 26 49 71 120 71 86 0 140-60 140-152 0-66-44-129-111-129-19 0-39 3-56 12z">
          <text:p/>
        </draw:path>
        <draw:path draw:style-name="gr23" draw:text-style-name="P3" draw:layer="layout" svg:width="0.466cm" svg:height="0.434cm" svg:x="4.714cm" svg:y="0.55cm" svg:viewBox="0 0 467 435" svg:d="M103 68h1l103 345c5 18 15 22 27 22s22-4 27-22l102-345h1l50 344c2 19 14 23 28 23 16 0 25-11 25-27 0-6-2-14-3-24l-59-344c-5-30-22-40-41-40-21 0-32 8-38 27l-91 314h-2l-92-314c-6-19-17-27-38-27-19 0-36 10-42 40l-58 344c-2 10-3 18-3 24 0 16 9 27 25 27 14 0 26-4 28-23z">
          <text:p/>
        </draw:path>
        <draw:path draw:style-name="gr23" draw:text-style-name="P3" draw:layer="layout" svg:width="0.28cm" svg:height="0.326cm" svg:x="5.237cm" svg:y="0.658cm" svg:viewBox="0 0 281 327" svg:d="M252 184c23 0 29-9 29-29 0-77-50-155-138-155-89 0-143 77-143 164 0 84 44 163 146 163 62 0 129-40 129-65 0-15-10-24-19-24-20 0-39 43-109 43-60 0-95-42-95-97zM52 144c2-49 26-101 91-99 58 0 86 53 86 99z">
          <text:p/>
        </draw:path>
        <draw:path draw:style-name="gr23" draw:text-style-name="P3" draw:layer="layout" svg:width="0.275cm" svg:height="0.467cm" svg:x="5.578cm" svg:y="0.517cm" svg:viewBox="0 0 276 468" svg:d="M229 305c0 54-23 117-88 117s-88-63-88-117 23-118 88-118 88 64 88 118zM223 440c0 17 11 28 27 28s26-11 26-28v-411c0-18-10-29-26-29s-27 11-27 29v156h-1c-14-21-43-44-85-44-87 0-137 79-137 164 0 84 50 163 137 163 42 0 70-15 85-44h1z">
          <text:p/>
        </draw:path>
        <draw:path draw:style-name="gr23" draw:text-style-name="P3" draw:layer="layout" svg:width="0.065cm" svg:height="0.434cm" svg:x="5.943cm" svg:y="0.55cm" svg:viewBox="0 0 66 435" svg:d="M60 137c0-17-10-28-28-28-16 0-26 11-26 28v270c0 17 10 28 26 28 18 0 28-11 28-28zM0 32c0 18 14 33 32 33 19 0 34-15 34-33s-15-32-34-32c-18 0-32 14-32 32z">
          <text:p/>
        </draw:path>
        <draw:path draw:style-name="gr23" draw:text-style-name="P3" draw:layer="layout" svg:width="0.277cm" svg:height="0.326cm" svg:x="6.082cm" svg:y="0.658cm" svg:viewBox="0 0 278 327" svg:d="M278 26c0-19-14-26-24-26-11 0-25 7-25 26v16h-1c-25-27-50-42-88-42-90 0-140 78-140 164 0 84 50 163 140 163 35 0 65-16 88-48h1v22c0 19 14 26 25 26 10 0 24-7 24-26zM52 164c0-55 23-119 88-119 66 0 89 64 89 119 0 54-23 117-89 117-65 0-88-63-88-117z">
          <text:p/>
        </draw:path>
        <draw:path draw:style-name="gr23" draw:text-style-name="P3" draw:layer="layout" svg:width="0.28cm" svg:height="0.326cm" svg:x="6.608cm" svg:y="0.658cm" svg:viewBox="0 0 281 327" svg:d="M251 184c24 0 30-9 30-29 0-77-51-155-138-155-89 0-143 77-143 164 0 84 44 163 146 163 62 0 129-40 129-65 0-15-10-24-20-24-20 0-38 43-108 43-60 0-95-42-95-97zM52 144c2-49 26-101 91-99 58 0 84 53 84 99z">
          <text:p/>
        </draw:path>
        <draw:path draw:style-name="gr23" draw:text-style-name="P3" draw:layer="layout" svg:width="0.253cm" svg:height="0.326cm" svg:x="6.963cm" svg:y="0.658cm" svg:viewBox="0 0 254 327" svg:d="M0 299c0 17 10 28 26 28s26-11 26-28v-175c0-56 39-79 74-79s74 23 74 79v175c0 17 10 28 26 28 17 0 28-11 28-28v-178c0-90-63-121-112-121-32 0-65 12-88 42l-2-1v-13c0-17-10-28-26-28s-26 11-26 28z">
          <text:p/>
        </draw:path>
        <draw:path draw:style-name="gr23" draw:text-style-name="P3" draw:layer="layout" svg:width="0.23cm" svg:height="0.326cm" svg:x="7.469cm" svg:y="0.658cm" svg:viewBox="0 0 231 327" svg:d="M0 164c0 84 47 163 144 163 55 0 85-22 85-41 0-15-8-23-20-23-18 0-27 18-65 18-65 0-91-63-91-117 0-55 26-119 91-119 36 0 44 17 65 17 13 0 22-11 22-22 0-22-33-40-87-40-97 0-144 78-144 164z">
          <text:p/>
        </draw:path>
        <draw:path draw:style-name="gr23" draw:text-style-name="P3" draw:layer="layout" svg:width="0.28cm" svg:height="0.326cm" svg:x="7.76cm" svg:y="0.658cm" svg:viewBox="0 0 281 327" svg:d="M0 164c0 84 50 163 140 163 91 0 141-79 141-163 0-86-50-164-141-164-90 0-140 78-140 164zM52 164c0-55 23-119 88-119s89 64 89 119c0 54-24 117-89 117s-88-63-88-117z">
          <text:p/>
        </draw:path>
        <draw:path draw:style-name="gr23" draw:text-style-name="P3" draw:layer="layout" svg:width="0.253cm" svg:height="0.326cm" svg:x="8.12cm" svg:y="0.658cm" svg:viewBox="0 0 254 327" svg:d="M0 299c0 17 10 28 26 28 17 0 27-11 27-28v-175c0-56 39-79 75-79 34 0 73 23 73 79v175c0 17 11 28 27 28s26-11 26-28v-178c0-90-62-121-111-121-32 0-66 12-89 42l-1-1v-13c0-17-10-28-27-28-16 0-26 11-26 28z">
          <text:p/>
        </draw:path>
        <draw:path draw:style-name="gr23" draw:text-style-name="P3" draw:layer="layout" svg:width="0.237cm" svg:height="0.326cm" svg:x="8.446cm" svg:y="0.658cm" svg:viewBox="0 0 238 327" svg:d="M14 90c0 89 171 86 171 148 0 22-25 43-63 43-58 0-77-39-100-39-11 0-22 10-22 24 0 27 53 61 120 61 61 0 118-32 118-98 0-94-172-88-172-143 0-27 26-41 56-41 51 0 60 33 83 33 16 0 24-10 24-22 0-33-63-56-107-56-53 0-108 31-108 90z">
          <text:p/>
        </draw:path>
        <draw:path draw:style-name="gr23" draw:text-style-name="P3" draw:layer="layout" svg:width="0.253cm" svg:height="0.326cm" svg:x="8.757cm" svg:y="0.658cm" svg:viewBox="0 0 254 327" svg:d="M0 200c0 93 62 127 127 127 64 0 127-34 127-127v-172c0-17-10-28-26-28-18 0-28 11-28 28v170c0 55-24 83-73 83-50 0-74-28-74-83v-170c0-17-10-28-27-28-16 0-26 11-26 28z">
          <text:p/>
        </draw:path>
        <draw:path draw:style-name="gr23" draw:text-style-name="P3" draw:layer="layout" svg:width="0.43cm" svg:height="0.326cm" svg:x="9.104cm" svg:y="0.658cm" svg:viewBox="0 0 431 327" svg:d="M190 299c0 17 10 28 26 28s26-11 26-28v-180c0-45 25-74 68-74s68 29 68 74v180c0 17 11 28 27 28s26-11 26-28v-178c0-90-62-121-111-121-46 0-74 20-98 54-23-41-56-54-88-54-48 0-68 23-80 39l-2-1v-10c0-17-10-28-26-28s-26 11-26 28v271c0 17 10 28 26 28s26-11 26-28v-180c0-45 26-74 68-74 44 0 70 29 70 74z">
          <text:p/>
        </draw:path>
        <draw:path draw:style-name="gr23" draw:text-style-name="P3" draw:layer="layout" svg:width="0.28cm" svg:height="0.326cm" svg:x="9.609cm" svg:y="0.658cm" svg:viewBox="0 0 281 327" svg:d="M252 184c23 0 29-9 29-29 0-77-50-155-137-155-89 0-144 77-144 164 0 84 44 163 147 163 62 0 128-40 128-65 0-15-10-24-20-24-19 0-37 43-108 43-59 0-94-42-94-97zM53 144c2-49 26-101 91-99 58 0 84 53 84 99z">
          <text:p/>
        </draw:path>
        <draw:path draw:style-name="gr23" draw:text-style-name="P3" draw:layer="layout" svg:width="0.155cm" svg:height="0.326cm" svg:x="9.964cm" svg:y="0.658cm" svg:viewBox="0 0 156 327" svg:d="M0 299c0 17 10 28 26 28 17 0 27-11 27-28v-153c0-62 39-85 70-90 22-5 33-14 33-29s-11-27-29-27c-31 0-60 30-72 55h-2v-27c0-17-10-28-27-28-16 0-26 11-26 28z">
          <text:p/>
        </draw:path>
        <draw:path draw:style-name="gr23" draw:text-style-name="P3" draw:layer="layout" svg:width="0.281cm" svg:height="0.326cm" svg:x="10.157cm" svg:y="0.658cm" svg:viewBox="0 0 282 327" svg:d="M253 184c22 0 29-9 29-29 0-77-50-155-137-155-91 0-145 77-145 164 0 84 45 163 148 163 62 0 127-40 127-65 0-15-9-24-19-24-20 0-38 43-108 43-59 0-95-42-95-97zM53 144c2-49 26-101 92-99 58 0 84 53 84 99z">
          <text:p/>
        </draw:path>
        <draw:path draw:style-name="gr23" draw:text-style-name="P3" draw:layer="layout" svg:width="0.253cm" svg:height="0.326cm" svg:x="10.512cm" svg:y="0.658cm" svg:viewBox="0 0 254 327" svg:d="M0 299c0 17 11 28 27 28s26-11 26-28v-175c0-56 39-79 74-79s74 23 74 79v175c0 17 10 28 26 28 17 0 27-11 27-28v-178c0-90-62-121-112-121-31 0-64 12-88 42l-1-1v-13c0-17-10-28-26-28s-27 11-27 28z">
          <text:p/>
        </draw:path>
        <draw:frame draw:style-name="gr7" draw:text-style-name="P5" draw:layer="layout" svg:width="2.834cm" svg:height="0.7cm" svg:x="1.7cm" svg:y="0.424cm">
          <draw:text-box>
            <text:p text:style-name="P4"><text:span text:style-name="T1">Thema 5 </text:span></text:p>
          </draw:text-box>
        </draw:frame>
        <draw:path draw:style-name="gr2" draw:text-style-name="P2" draw:layer="layout" svg:width="1.781cm" svg:height="0.926cm" svg:x="2.2cm" svg:y="13.824cm" svg:viewBox="0 0 1782 927" svg:d="M200 0c0 0-200 0-200 200v727h1782v-727c0 0 0-200-200-200z">
          <text:p/>
        </draw:path>
        <draw:frame draw:style-name="gr7" draw:text-style-name="P5" draw:layer="layout" svg:width="6.657cm" svg:height="0.7cm" svg:x="4.697cm" svg:y="0.424cm">
          <draw:text-box>
            <text:p text:style-name="P4"><text:span text:style-name="T1">Media en </text:span><text:span text:style-name="T1">consumere</text:span><text:span text:style-name="T1">n</text:span></text:p>
          </draw:text-box>
        </draw:frame>
        <draw:path draw:style-name="gr8" draw:text-style-name="P6" draw:layer="layout" svg:width="17.065cm" svg:height="2.891cm" svg:x="2.217cm" svg:y="14.643cm" svg:viewBox="0 0 17066 2892" svg:d="M200 0c0 0-200 0-200 200v2492c0 0 0 200 200 200h16666c0 0 200 0 200-200v-2492c0 0 0-200-200-200z">
          <text:p/>
        </draw:path>
        <draw:frame draw:style-name="gr24" draw:text-style-name="P13" draw:layer="layout" svg:width="0.938cm" svg:height="0.53cm" svg:x="2.7cm" svg:y="13.901cm">
          <draw:text-box>
            <text:p text:style-name="P4"><text:span text:style-name="T6">Tips</text:span></text:p>
          </draw:text-box>
        </draw:frame>
        <draw:frame draw:style-name="gr10" draw:text-style-name="P8" draw:layer="layout" svg:width="0.387cm" svg:height="0.433cm" svg:x="2.71cm" svg:y="15.103cm">
          <draw:text-box>
            <text:p text:style-name="P4"><text:span text:style-name="T3">-</text:span></text:p>
          </draw:text-box>
        </draw:frame>
        <draw:frame draw:style-name="gr10" draw:text-style-name="P8" draw:layer="layout" svg:width="0.387cm" svg:height="0.433cm" svg:x="3.21cm" svg:y="15.103cm">
          <draw:text-box>
            <text:p text:style-name="P4"><text:span text:style-name="T3"><text:s/></text:span></text:p>
          </draw:text-box>
        </draw:frame>
        <draw:frame draw:style-name="gr10" draw:text-style-name="P8" draw:layer="layout" svg:width="15.648cm" svg:height="0.433cm" svg:x="3.21cm" svg:y="15.103cm">
          <draw:text-box>
            <text:p text:style-name="P4"><text:span text:style-name="T3">Gebruik PowerPoint of een ander programma om je verhaal te ondersteunen. Let erop dat </text:span></text:p>
          </draw:text-box>
        </draw:frame>
        <draw:frame draw:style-name="gr10" draw:text-style-name="P8" draw:layer="layout" svg:width="7.669cm" svg:height="0.433cm" svg:x="3.21cm" svg:y="15.632cm">
          <draw:text-box>
            <text:p text:style-name="P4"><text:span text:style-name="T3">je niet te veel informatie op de slides plaatst.</text:span></text:p>
          </draw:text-box>
        </draw:frame>
        <draw:frame draw:style-name="gr10" draw:text-style-name="P8" draw:layer="layout" svg:width="0.387cm" svg:height="0.433cm" svg:x="2.71cm" svg:y="16.162cm">
          <draw:text-box>
            <text:p text:style-name="P4"><text:span text:style-name="T3">-</text:span></text:p>
          </draw:text-box>
        </draw:frame>
        <draw:frame draw:style-name="gr10" draw:text-style-name="P8" draw:layer="layout" svg:width="9.591cm" svg:height="0.433cm" svg:x="3.21cm" svg:y="16.162cm">
          <draw:text-box>
            <text:p text:style-name="P4"><text:span text:style-name="T3">Houdt het klein, simpel en zorg dat je plan realistisch is.</text:span></text:p>
          </draw:text-box>
        </draw:frame>
        <draw:frame draw:style-name="gr10" draw:text-style-name="P8" draw:layer="layout" svg:width="0.387cm" svg:height="0.433cm" svg:x="2.71cm" svg:y="16.691cm">
          <draw:text-box>
            <text:p text:style-name="P4"><text:span text:style-name="T3">-</text:span></text:p>
          </draw:text-box>
        </draw:frame>
        <draw:path draw:style-name="gr25" draw:text-style-name="P3" draw:layer="layout" svg:width="17.065cm" svg:height="2.891cm" svg:x="2.217cm" svg:y="14.643cm" svg:viewBox="0 0 17066 2892" svg:d="M200 0c0 0-200 0-200 200v2492c0 0 0 200 200 200h16666c0 0 200 0 200-200v-2492c0 0 0-200-200-200z">
          <text:p/>
        </draw:path>
        <draw:path draw:style-name="gr8" draw:text-style-name="P6" draw:layer="layout" svg:width="17.099cm" svg:height="10.517cm" svg:x="2.2cm" svg:y="2.5cm" svg:viewBox="0 0 17100 10518" svg:d="M200 0c0 0-200 0-200 199v10119c0 0 0 200 200 200h16701c0 0 199 0 199-200v-10119c0 0 0-199-199-199z">
          <text:p/>
        </draw:path>
        <draw:line draw:style-name="gr13" draw:text-style-name="P3" draw:layer="layout" svg:x1="3.617cm" svg:y1="3.529cm" svg:x2="18.814cm" svg:y2="3.529cm">
          <text:p/>
        </draw:line>
        <draw:line draw:style-name="gr13" draw:text-style-name="P3" draw:layer="layout" svg:x1="3.185cm" svg:y1="4.587cm" svg:x2="18.814cm" svg:y2="4.587cm">
          <text:p/>
        </draw:line>
        <draw:line draw:style-name="gr13" draw:text-style-name="P3" draw:layer="layout" svg:x1="3.185cm" svg:y1="7.233cm" svg:x2="18.814cm" svg:y2="7.233cm">
          <text:p/>
        </draw:line>
        <draw:line draw:style-name="gr13" draw:text-style-name="P3" draw:layer="layout" svg:x1="3.185cm" svg:y1="8.291cm" svg:x2="18.814cm" svg:y2="8.291cm">
          <text:p/>
        </draw:line>
        <draw:line draw:style-name="gr13" draw:text-style-name="P3" draw:layer="layout" svg:x1="3.185cm" svg:y1="9.35cm" svg:x2="18.814cm" svg:y2="9.35cm">
          <text:p/>
        </draw:line>
        <draw:frame draw:style-name="gr10" draw:text-style-name="P8" draw:layer="layout" svg:width="12.427cm" svg:height="0.433cm" svg:x="3.21cm" svg:y="16.691cm">
          <draw:text-box>
            <text:p text:style-name="P4"><text:span text:style-name="T3"><text:s/></text:span><text:span text:style-name="T3">Eindig je presentatie met de mogelijkheid om vragen te kunnen stellen. </text:span></text:p>
          </draw:text-box>
        </draw:frame>
        <draw:frame draw:style-name="gr10" draw:text-style-name="P8" draw:layer="layout" svg:width="0.387cm" svg:height="0.433cm" svg:x="2.686cm" svg:y="3.178cm">
          <draw:text-box>
            <text:p text:style-name="P4"><text:span text:style-name="T3"><text:s/></text:span></text:p>
          </draw:text-box>
        </draw:frame>
        <draw:frame draw:style-name="gr10" draw:text-style-name="P8" draw:layer="layout" svg:width="0.438cm" svg:height="0.433cm" svg:x="3.185cm" svg:y="3.178cm">
          <draw:text-box>
            <text:p text:style-name="P4"><text:span text:style-name="T3">3. </text:span></text:p>
          </draw:text-box>
        </draw:frame>
        <draw:frame draw:style-name="gr10" draw:text-style-name="P8" draw:layer="layout" svg:width="0.387cm" svg:height="0.433cm" svg:x="2.686cm" svg:y="5.294cm">
          <draw:text-box>
            <text:p text:style-name="P4"><text:span text:style-name="T3">5.</text:span></text:p>
          </draw:text-box>
        </draw:frame>
        <draw:frame draw:style-name="gr10" draw:text-style-name="P8" draw:layer="layout" svg:width="11.199cm" svg:height="0.433cm" svg:x="3.185cm" svg:y="5.294cm">
          <draw:text-box>
            <text:p text:style-name="P4"><text:span text:style-name="T3"><text:s/></text:span><text:span text:style-name="T3">Welke (sociale) </text:span><text:span text:style-name="T3">media ga jij inzetten </text:span><text:span text:style-name="T3">om je product te </text:span><text:span text:style-name="T3">promoten?</text:span></text:p>
          </draw:text-box>
        </draw:frame>
        <draw:frame draw:style-name="gr10" draw:text-style-name="P8" draw:layer="layout" svg:width="10.776cm" svg:height="0.433cm" svg:x="3.185cm" svg:y="5.824cm">
          <draw:text-box>
            <text:p text:style-name="P4"><text:span text:style-name="T3">Leg uit hoe je je </text:span><text:span text:style-name="T3">jouw doelgroep </text:span><text:span text:style-name="T3">via deze media </text:span><text:span text:style-name="T3">kunt bereiken.</text:span></text:p>
          </draw:text-box>
        </draw:frame>
        <draw:frame draw:style-name="gr10" draw:text-style-name="P8" draw:layer="layout" svg:width="0.387cm" svg:height="0.433cm" svg:x="2.686cm" svg:y="10.057cm">
          <draw:text-box>
            <text:p text:style-name="P4"><text:span text:style-name="T3">6</text:span><text:span text:style-name="T3">.</text:span></text:p>
          </draw:text-box>
        </draw:frame>
        <draw:frame draw:style-name="gr10" draw:text-style-name="P8" draw:layer="layout" svg:width="4.168cm" svg:height="0.433cm" svg:x="3.185cm" svg:y="10.057cm">
          <draw:text-box>
            <text:p text:style-name="P4"><text:span text:style-name="T3"><text:s/></text:span><text:span text:style-name="T3">Lees het kader met tips</text:span></text:p>
          </draw:text-box>
        </draw:frame>
        <draw:frame draw:style-name="gr10" draw:text-style-name="P8" draw:layer="layout" svg:width="0.387cm" svg:height="0.433cm" svg:x="2.686cm" svg:y="11.115cm">
          <draw:text-box>
            <text:p text:style-name="P4"><text:span text:style-name="T3">7.</text:span></text:p>
          </draw:text-box>
        </draw:frame>
        <draw:frame draw:style-name="gr10" draw:text-style-name="P8" draw:layer="layout" svg:width="14.484cm" svg:height="0.433cm" svg:x="3.185cm" svg:y="11.115cm">
          <draw:text-box>
            <text:p text:style-name="P4"><text:span text:style-name="T3"><text:s/></text:span><text:span text:style-name="T3">Bereid een presentatie waarbij je jouw plan presenteert aan de klas. Je presentatie </text:span></text:p>
          </draw:text-box>
        </draw:frame>
        <draw:frame draw:style-name="gr10" draw:text-style-name="P8" draw:layer="layout" svg:width="5.785cm" svg:height="0.433cm" svg:x="3.185cm" svg:y="11.644cm">
          <draw:text-box>
            <text:p text:style-name="P4"><text:span text:style-name="T3">mag maximaal 10 minuten duren.</text:span></text:p>
          </draw:text-box>
        </draw:frame>
        <draw:line draw:style-name="gr26" draw:text-style-name="P3" draw:layer="layout" svg:x1="2.235cm" svg:y1="2.944cm" svg:x2="2.235cm" svg:y2="12.643cm">
          <text:p/>
        </draw:line>
        <draw:line draw:style-name="gr17" draw:text-style-name="P3" draw:layer="layout" svg:x1="2.648cm" svg:y1="12.982cm" svg:x2="18.922cm" svg:y2="12.982cm">
          <text:p/>
        </draw:line>
        <draw:line draw:style-name="gr26" draw:text-style-name="P3" draw:layer="layout" svg:x1="19.264cm" svg:y1="12.573cm" svg:x2="19.264cm" svg:y2="2.874cm">
          <text:p/>
        </draw:line>
        <draw:line draw:style-name="gr17" draw:text-style-name="P3" draw:layer="layout" svg:x1="18.851cm" svg:y1="2.535cm" svg:x2="2.577cm" svg:y2="2.535cm">
          <text:p/>
        </draw:line>
        <draw:path draw:style-name="gr18" draw:text-style-name="P3" draw:layer="layout" svg:width="17.029cm" svg:height="10.447cm" svg:x="2.235cm" svg:y="2.535cm" svg:viewBox="0 0 17030 10448" svg:d="M17 84c-11 21-17 47-17 80v105M0 10178v105c0 8 1 44 18 80M84 10431c21 10 47 17 80 17h107M16759 10448h106c8 0 44-2 81-19M17013 10364c11-21 17-48 17-81v-105M17030 269v-105c0-7-1-43-18-80M16946 17c-21-11-47-17-81-17h-106M271 0h-107 1c-8 0-44 1-81 18">
          <text:p/>
        </draw:path>
        <draw:frame draw:style-name="gr10" draw:text-style-name="P8" draw:layer="layout" svg:width="12.778cm" svg:height="0.433cm" svg:x="3.185cm" svg:y="12.174cm">
          <draw:text-box>
            <text:p text:style-name="P4"><text:span text:style-name="T3">Verwerk de vragen uit eindopdracht 6 en eindopdracht 5 in je presentatie. </text:span></text:p>
          </draw:text-box>
        </draw:frame>
        <draw:frame draw:style-name="gr27" draw:text-style-name="P12" draw:layer="layout" svg:width="14.986cm" svg:height="1.524cm" svg:x="3.937cm" svg:y="3.048cm">
          <draw:text-box>
            <text:p>Het justitiele systeem werkt niet meer </text:p>
          </draw:text-box>
        </draw:frame>
        <draw:frame draw:style-name="gr28" draw:text-style-name="P12" draw:layer="layout" svg:width="15.621cm" svg:height="3.302cm" svg:x="3.302cm" svg:y="6.604cm">
          <draw:text-box>
            <text:p>Facebook sinds het makkelijker is om een bepaalde doelgroep te selecteren</text:p>
          </draw:text-box>
        </draw:frame>
        <draw:frame draw:style-name="gr29" draw:text-style-name="P12" draw:layer="layout" svg:width="0.002cm" svg:height="0.937cm" svg:x="28.321cm" svg:y="9.39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VAGRoundedStd1" svg:font-family="VAGRoundedStd"/>
    <style:font-face style:name="VAGRoundedStdBlack1" svg:font-family="VAGRoundedStdBlack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AGRoundedStd" svg:font-family="VAGRoundedStd" style:font-pitch="variable"/>
    <style:font-face style:name="VAGRoundedStdBlack" svg:font-family="VAGRoundedStd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6" draw:style="rect" draw:dots1="1" draw:distance="0.835cm"/>
    <draw:stroke-dash draw:name="stroke-dash39" draw:style="rect" draw:dots1="1" draw:dots1-length="0.212cm" draw:distance="0.142cm"/>
    <draw:stroke-dash draw:name="stroke-dash48" draw:style="rect" draw:dots1="1" draw:dots1-length="0.211cm" draw:distance="0.141cm"/>
    <draw:stroke-dash draw:name="stroke-dash55" draw:style="rect" draw:dots1="1" draw:dots1-length="0.209cm" draw:distance="0.13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0T23:35:27.517053061</dc:date>
    <meta:editing-duration>PT2M16S</meta:editing-duration>
    <meta:editing-cycles>1</meta:editing-cycles>
    <meta:document-statistic meta:object-count="116"/>
    <meta:generator>LibreOffice/6.4.7.2$Linux_X86_64 LibreOffice_project/40$Build-2</meta:generator>
  </office:meta>
</office:document-meta>
</file>